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82cm"/>
    </style:style>
    <style:style style:name="co3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u</text:p>
          </table:table-cell>
          <table:table-cell table:style-name="ce1" office:value-type="string">
            <text:p>Quero</text:p>
          </table:table-cell>
          <table:table-cell table:style-name="ce1" office:value-type="string">
            <text:p>Para</text:p>
          </table:table-cell>
        </table:table-row>
        <table:table-row table:style-name="ro1">
          <table:table-cell office:value-type="string">
            <text:p>Usuario</text:p>
          </table:table-cell>
          <table:table-cell office:value-type="string">
            <text:p>Cadastrar meu perfil</text:p>
          </table:table-cell>
          <table:table-cell office:value-type="string">
            <text:p>Pra usar o sistema</text:p>
          </table:table-cell>
        </table:table-row>
        <table:table-row table:style-name="ro1">
          <table:table-cell office:value-type="string">
            <text:p>Usuario</text:p>
          </table:table-cell>
          <table:table-cell office:value-type="string">
            <text:p>Cadastrar easter eggs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Comentar easter eggs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Favoritar obras</text:p>
          </table:table-cell>
          <table:table-cell office:value-type="string">
            <text:p>Para ter uma lista de favoritas</text:p>
          </table:table-cell>
        </table:table-row>
        <table:table-row table:style-name="ro1">
          <table:table-cell office:value-type="string">
            <text:p>Usuario</text:p>
          </table:table-cell>
          <table:table-cell office:value-type="string">
            <text:p>Avaliar Easter Eggs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Avaliar Comentarios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toDoList de Easter Eggs de jogo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Pesquisar easter eggs por tipo de Obra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Quero poder escolher se meus dados são publicos ou privados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Pesquisar easter eggs pelo nome da Obra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Visualizar perfil de outros usuarios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Associar uma obra a outra (fazer referência)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Cadastrar tasks do easter egg de jogos</text:p>
          </table:table-cell>
          <table:table-cell/>
        </table:table-row>
        <table:table-row table:style-name="ro1">
          <table:table-cell office:value-type="string">
            <text:p>Usuario</text:p>
          </table:table-cell>
          <table:table-cell office:value-type="string">
            <text:p>Desejo uma interface em forma de grafo para fazer associação</text:p>
          </table:table-cell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19/04/2016</text:date>, <text:time>10:5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aro Ribeiro</meta:initial-creator>
    <meta:creation-date>2016-04-19T10:12:02.31</meta:creation-date>
    <dc:date>2016-04-19T10:54:53.51</dc:date>
    <dc:creator>Icaro Ribeiro</dc:creator>
    <meta:editing-duration>PT27M40S</meta:editing-duration>
    <meta:editing-cycles>1</meta:editing-cycles>
    <meta:document-statistic meta:table-count="3" meta:cell-count="33" meta:object-count="0"/>
    <meta:generator>OpenOffice/4.1.1$Win32 OpenOffice.org_project/411m6$Build-9775</meta:generator>
  </office:meta>
</office:document-meta>
</file>